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4">%=remLineWhenBlank(recapitulatifEntreprise_texteProvisoire,-1)=%</text:p>
      <text:p text:style-name="P3">%#include AL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>%=remLineWhenBlank(recapitulatifEntreprise_date_signature,-3)=%</text:p>
      <text:p text:style-name="Standard"/>
      <text:p text:style-name="Standard">%=remLineWhenBlank(recapitulatifEntreprise_texte_droit_acquis_vaud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8:50.99</dc:date>
    <meta:editing-cycles>67</meta:editing-cycles>
    <meta:editing-duration>PT9H58M41S</meta:editing-duration>
    <meta:document-statistic meta:table-count="0" meta:image-count="0" meta:object-count="0" meta:page-count="1" meta:paragraph-count="11" meta:word-count="14" meta:character-count="549"/>
    <meta:user-defined meta:name="Info 1"/>
    <meta:user-defined meta:name="Info 2"/>
    <meta:user-defined meta:name="Info 3"/>
    <meta:user-defined meta:name="Info 4"/>
  </office:meta>
</office:document-meta>
</file>